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gbats" svg:font-family="Dingbats" style:font-pitch="variable" style:font-charset="x-symbol"/>
    <style:font-face style:name="Doppio One" svg:font-family="'Doppio One', sans-serif"/>
    <style:font-face style:name="Helvetica" svg:font-family="Helvetica, arial, nimbussansl, liberationsans, freesans, clean, sans-serif, 'Apple Color Emoji', 'Segoe UI Emoji', 'Segoe UI Symbol'"/>
    <style:font-face style:name="FreeSans1" svg:font-family="FreeSans" style:font-family-generic="swiss"/>
    <style:font-face style:name="Andale Mono" svg:font-family="'Andale Mono'" style:font-pitch="fixed"/>
    <style:font-face style:name="Source Code Pro" svg:font-family="'Source Code Pro'" style:font-pitch="fixed"/>
    <style:font-face style:name="8-bit Limit R BRK" svg:font-family="'8-bit Limit R BRK'" style:font-pitch="variable"/>
    <style:font-face style:name="Aegyptus" svg:font-family="Aegypt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style:font-name="Aegyptus" fo:font-size="22pt" fo:font-weight="bold" officeooo:rsid="000d1825" officeooo:paragraph-rsid="000f3695" style:font-size-asian="22pt" style:font-weight-asian="bold" style:font-size-complex="22pt" style:font-weight-complex="bold"/>
    </style:style>
    <style:style style:name="P2" style:family="paragraph" style:parent-style-name="Standard">
      <style:text-properties style:font-name="Aegyptus" fo:font-size="28pt" fo:font-weight="bold" officeooo:rsid="000d1825" officeooo:paragraph-rsid="0011c716" style:font-size-asian="28pt" style:font-weight-asian="bold" style:font-size-complex="28pt" style:font-weight-complex="bold"/>
    </style:style>
    <style:style style:name="P3" style:family="paragraph" style:parent-style-name="Standard">
      <style:text-properties style:font-name="Aegyptus" fo:font-size="34pt" fo:font-weight="bold" officeooo:rsid="000d1825" officeooo:paragraph-rsid="0011c716" style:font-size-asian="34pt" style:font-weight-asian="bold" style:font-size-complex="34pt" style:font-weight-complex="bold"/>
    </style:style>
    <style:style style:name="P4" style:family="paragraph" style:parent-style-name="Standard">
      <style:text-properties fo:font-variant="normal" fo:text-transform="none" fo:color="#666666" style:font-name="Helvetica" fo:font-size="12pt" fo:letter-spacing="normal" fo:font-style="normal" fo:font-weight="normal" officeooo:rsid="000d1825" officeooo:paragraph-rsid="000d1825" style:font-size-asian="22pt" style:font-weight-asian="bold" style:font-size-complex="22pt" style:font-weight-complex="bold"/>
    </style:style>
    <style:style style:name="P5" style:family="paragraph" style:parent-style-name="Standard">
      <style:text-properties fo:font-variant="normal" fo:text-transform="none" fo:color="#666666" style:font-name="Helvetica" fo:font-size="12pt" fo:letter-spacing="normal" fo:font-style="normal" fo:font-weight="normal" officeooo:rsid="000d1825" officeooo:paragraph-rsid="0011c716" style:font-size-asian="10.5pt" style:font-weight-asian="bold" style:font-size-complex="12pt" style:font-weight-complex="bold"/>
    </style:style>
    <style:style style:name="P6" style:family="paragraph" style:parent-style-name="Standard">
      <style:text-properties fo:font-variant="normal" fo:text-transform="none" fo:color="#666666" style:font-name="Helvetica" fo:font-size="14pt" fo:letter-spacing="normal" fo:font-style="normal" fo:font-weight="normal" officeooo:rsid="000d1825" officeooo:paragraph-rsid="000f3695" style:font-size-asian="14pt" style:font-weight-asian="normal" style:font-size-complex="14pt" style:font-weight-complex="normal"/>
    </style:style>
    <style:style style:name="P7" style:family="paragraph" style:parent-style-name="Standard">
      <style:text-properties fo:font-variant="normal" fo:text-transform="none" fo:color="#666666" style:font-name="Helvetica" fo:font-size="14pt" fo:letter-spacing="normal" fo:font-style="normal" fo:font-weight="normal" officeooo:rsid="00110c5c" officeooo:paragraph-rsid="00110c5c" style:font-size-asian="14pt" style:font-weight-asian="normal" style:font-size-complex="14pt" style:font-weight-complex="normal"/>
    </style:style>
    <style:style style:name="P8" style:family="paragraph" style:parent-style-name="Standard">
      <style:text-properties fo:font-variant="normal" fo:text-transform="none" fo:color="#666666" style:font-name="Helvetica" fo:font-size="10pt" fo:letter-spacing="normal" fo:font-style="normal" fo:font-weight="normal" officeooo:rsid="000d1825" officeooo:paragraph-rsid="0011c716" style:font-size-asian="10pt" style:font-weight-asian="bold" style:font-size-complex="10pt" style:font-weight-complex="bold"/>
    </style:style>
    <style:style style:name="P9" style:family="paragraph" style:parent-style-name="Standard">
      <style:text-properties fo:font-variant="normal" fo:text-transform="none" fo:color="#000000" style:font-name="Source Code Pro" fo:font-size="8pt" fo:letter-spacing="normal" fo:font-style="normal" fo:font-weight="normal" officeooo:rsid="00110c5c" officeooo:paragraph-rsid="00110c5c" style:font-size-asian="7pt" style:font-weight-asian="bold" style:font-size-complex="8pt" style:font-weight-complex="bold"/>
    </style:style>
    <style:style style:name="P10" style:family="paragraph" style:parent-style-name="Standard">
      <style:text-properties fo:font-variant="normal" fo:text-transform="none" fo:color="#000000" style:font-name="Source Code Pro" fo:font-size="8pt" fo:letter-spacing="normal" fo:font-style="normal" fo:font-weight="normal" officeooo:rsid="000d1825" officeooo:paragraph-rsid="00110c5c" style:font-size-asian="8pt" style:font-weight-asian="bold" style:font-size-complex="8pt" style:font-weight-complex="bold"/>
    </style:style>
    <style:style style:name="P11" style:family="paragraph" style:parent-style-name="Standard">
      <style:text-properties fo:font-variant="normal" fo:text-transform="none" fo:color="#000000" style:font-name="Source Code Pro" fo:font-size="12pt" fo:letter-spacing="normal" fo:font-style="normal" fo:font-weight="normal" officeooo:rsid="00110c5c" officeooo:paragraph-rsid="00110c5c" style:font-size-asian="12pt" style:font-weight-asian="bold" style:font-size-complex="12pt" style:font-weight-complex="bold"/>
    </style:style>
    <style:style style:name="P12" style:family="paragraph" style:parent-style-name="Standard">
      <style:text-properties style:font-name="Source Code Pro" fo:font-size="8pt" officeooo:rsid="000d1825" officeooo:paragraph-rsid="000d1825" style:font-size-asian="8pt" style:font-size-complex="8pt"/>
    </style:style>
    <style:style style:name="P13" style:family="paragraph" style:parent-style-name="Standard">
      <style:text-properties style:font-name="Source Code Pro" fo:font-size="8pt" officeooo:rsid="000f3695" officeooo:paragraph-rsid="000f3695" style:font-size-asian="8pt" style:font-size-complex="8pt"/>
    </style:style>
    <style:style style:name="P14" style:family="paragraph" style:parent-style-name="Standard">
      <style:text-properties style:font-name="Source Code Pro" fo:font-size="12pt" officeooo:rsid="000d1825" officeooo:paragraph-rsid="00110c5c" style:font-size-asian="12pt" style:font-size-complex="12pt"/>
    </style:style>
    <style:style style:name="P15" style:family="paragraph" style:parent-style-name="Standard">
      <style:text-properties style:font-name="Source Code Pro" fo:font-size="12pt" officeooo:rsid="000f3695" officeooo:paragraph-rsid="000f3695" style:font-size-asian="12pt" style:font-size-complex="12pt"/>
    </style:style>
    <style:style style:name="P16" style:family="paragraph" style:parent-style-name="Standard">
      <style:paragraph-properties fo:text-align="center" style:justify-single-word="false" fo:break-before="page"/>
      <style:text-properties style:font-name="Aegyptus" fo:font-size="22pt" fo:font-weight="bold" officeooo:rsid="000d1825" officeooo:paragraph-rsid="000f3695" style:font-size-asian="22pt" style:font-weight-asian="bold" style:font-size-complex="22pt" style:font-weight-complex="bold"/>
    </style:style>
    <style:style style:name="T1" style:family="text">
      <style:text-properties style:text-position="super 58%"/>
    </style:style>
    <style:style style:name="T2" style:family="text">
      <style:text-properties officeooo:rsid="000f3695"/>
    </style:style>
    <style:style style:name="T3" style:family="text">
      <style:text-properties fo:font-size="14pt" style:font-size-asian="14pt" style:font-size-complex="14pt"/>
    </style:style>
    <style:style style:name="T4"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
      <text:p text:style-name="P3"/>
      <text:p text:style-name="P3"/>
      <text:p text:style-name="P3"/>
      <text:p text:style-name="P3">Cards Against</text:p>
      <text:p text:style-name="P2">Improvisers <text:span text:style-name="T1">fiif special</text:span></text:p>
      <text:p text:style-name="P5"/>
      <text:p text:style-name="P8">A horrible party game for spontaneous actors</text:p>
      <text:p text:style-name="P4"/>
      <text:p text:style-name="P12"><text:line-break/></text:p>
      <text:p text:style-name="P12"/>
      <text:p text:style-name="P12"/>
      <text:p text:style-name="P12"/>
      <text:p text:style-name="P12"/>
      <text:p text:style-name="P1"/>
      <text:p text:style-name="P16">Cards Against Improvisers <text:span text:style-name="T2">Rules</text:span></text:p>
      <text:p text:style-name="P6"><text:span text:style-name="T2">Basic Rules</text:span></text:p>
      <text:p text:style-name="P13"/>
      <text:p text:style-name="P15">To start the game, each player draws ten White "answer" cards. The person who most recently (within 6 months) performed on stage (or, if no-one in the group recently performed on stage then the person who has the best excuse for failing to do so) begins as the Card Czar and plays a Black “question” card. The Card Czar reads the question or a phrase on the Black card out loud saying “blank” for the _ symbols.</text:p>
      <text:p text:style-name="P15"/>
      <text:p text:style-name="P15">Everyone else answers the question or fills in the blank by passing one White Card, face down, to the Card Czar.</text:p>
      <text:p text:style-name="P15"/>
      <text:p text:style-name="P15">The Card Czar shuffles all of the answers and shares each card combination with the group. For full effect, the Card Czar should usually re-read the Black card before presenting each answer. The Card Czar then picks the funniest play, and whoever submitted it, gets one Awesome Point.</text:p>
      <text:p text:style-name="P15"/>
      <text:p text:style-name="P15">After the round, a new player becomes the Card Czar (move clockwise) and everyone draws back up to ten White cards.</text:p>
      <text:p text:style-name="P13"/>
      <text:p text:style-name="P6"><text:span text:style-name="T2">Improviser Rules</text:span></text:p>
      <text:p text:style-name="P9"/>
      <text:p text:style-name="P11">Some Black “question” cards such as “Sex with me is like _:...” will be leaving the group with questions even after the blank has been filled. To answer any such lingering questions, the player who won the round has the privilege of Final Word and can elaborate on the answer.</text:p>
      <text:p text:style-name="P9"/>
      <text:p text:style-name="P7">About the Game</text:p>
      <text:p text:style-name="P9"/>
      <text:p text:style-name="P11">This game was made as a gift to Trent Pancy, for organizing such awesome FIIF’s – and because ten minutes of Googling around did not reveal any improviser-orientated variant of Cards Against Humanity (on which this game is based on).</text:p>
      <text:p text:style-name="P11"/>
      <text:p text:style-name="P9"><text:span text:style-name="T4">This is the initial prototype; it has never been played before manufacturing the cards. Consider this a version 0.1 – if it proves to be good, we can always iterate and make it better – contributions can be sent to </text:span><text:a xlink:type="simple" xlink:href="https://github.com/anroots/cards-against-improvisation" text:style-name="Internet_20_link" text:visited-style-name="Visited_20_Internet_20_Link"><text:span text:style-name="T4">https://github.com/anroots/cards-against-improvisation</text:span></text:a><text:span text:style-name="T4">. Feel free to make your own cards to play with.</text:span></text:p>
      <text:p text:style-name="P14"><text:line-break/>Authors: Ando Roots, Eveli Glinjanski, Maria Liiger<text:line-break/>Version 0.1, 2016; <text:span text:style-name="T2">Based on Cards Against Humanity</text:span></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gbats" svg:font-family="Dingbats" style:font-pitch="variable" style:font-charset="x-symbol"/>
    <style:font-face style:name="Doppio One" svg:font-family="'Doppio One', sans-serif"/>
    <style:font-face style:name="Helvetica" svg:font-family="Helvetica, arial, nimbussansl, liberationsans, freesans, clean, sans-serif, 'Apple Color Emoji', 'Segoe UI Emoji', 'Segoe UI Symbol'"/>
    <style:font-face style:name="FreeSans1" svg:font-family="FreeSans" style:font-family-generic="swiss"/>
    <style:font-face style:name="Andale Mono" svg:font-family="'Andale Mono'" style:font-pitch="fixed"/>
    <style:font-face style:name="Source Code Pro" svg:font-family="'Source Code Pro'" style:font-pitch="fixed"/>
    <style:font-face style:name="8-bit Limit R BRK" svg:font-family="'8-bit Limit R BRK'" style:font-pitch="variable"/>
    <style:font-face style:name="Aegyptus" svg:font-family="Aegyptu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0T23:25:38.280693367</meta:creation-date>
    <dc:date>2016-05-31T00:26:59.314136942</dc:date>
    <meta:editing-duration>PT35M50S</meta:editing-duration>
    <meta:editing-cycles>4</meta:editing-cycles>
    <meta:generator>LibreOffice/5.1.2.2$Linux_X86_64 LibreOffice_project/10m0$Build-2</meta:generator>
    <meta:print-date>2016-05-31T00:09:05.316588299</meta:print-date>
    <meta:document-statistic meta:table-count="0" meta:image-count="0" meta:object-count="0" meta:page-count="2" meta:paragraph-count="16" meta:word-count="343" meta:character-count="2005" meta:non-whitespace-character-count="1672"/>
  </office:meta>
</office:document-meta>
</file>